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Layout.prepareDimensio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ILayout.getLayout(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ILayout.setInnerWidth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ILayout.encodeChildrenOfComponen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Layout.layoutBegi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ILayout.setInnerHeight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